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fr" fo:country="FR" officeooo:rsid="00005531" officeooo:paragraph-rsid="00005531"/>
    </style:style>
    <style:style style:name="P2" style:family="paragraph" style:parent-style-name="Standard">
      <style:text-properties fo:language="fr" fo:country="FR" fo:font-weight="bold" officeooo:rsid="00005531" officeooo:paragraph-rsid="00005531" style:font-weight-asian="bold" style:font-weight-complex="bold"/>
    </style:style>
    <style:style style:name="P3" style:family="paragraph" style:parent-style-name="Standard">
      <style:text-properties fo:language="fr" fo:country="FR" fo:font-weight="normal" officeooo:rsid="00005531" officeooo:paragraph-rsid="00005531" style:font-weight-asian="normal" style:font-weight-complex="normal"/>
    </style:style>
    <style:style style:name="P4" style:family="paragraph" style:parent-style-name="Standard">
      <style:text-properties fo:language="fr" fo:country="FR" fo:font-weight="normal" officeooo:rsid="00021cdf" officeooo:paragraph-rsid="00021cdf" style:font-weight-asian="normal" style:font-weight-complex="normal"/>
    </style:style>
    <style:style style:name="P5" style:family="paragraph" style:parent-style-name="Standard">
      <style:text-properties fo:language="fr" fo:country="FR" fo:font-weight="normal" officeooo:rsid="00005531" officeooo:paragraph-rsid="00005531" fo:background-color="#ffff00" style:font-weight-asian="normal" style:font-weight-complex="normal"/>
    </style:style>
    <style:style style:name="P6" style:family="paragraph" style:parent-style-name="Standard">
      <style:text-properties officeooo:paragraph-rsid="00021cdf"/>
    </style:style>
    <style:style style:name="P7" style:family="paragraph" style:parent-style-name="Standard">
      <style:text-properties officeooo:rsid="00021cdf" officeooo:paragraph-rsid="00021cdf"/>
    </style:style>
    <style:style style:name="P8" style:family="paragraph" style:parent-style-name="Standard">
      <style:text-properties officeooo:rsid="00021cdf" officeooo:paragraph-rsid="000284c1"/>
    </style:style>
    <style:style style:name="P9" style:family="paragraph" style:parent-style-name="Standard">
      <style:text-properties officeooo:rsid="00021cdf" officeooo:paragraph-rsid="00054193"/>
    </style:style>
    <style:style style:name="P10" style:family="paragraph" style:parent-style-name="Standard">
      <style:text-properties officeooo:rsid="00022dbf" officeooo:paragraph-rsid="00022dbf"/>
    </style:style>
    <style:style style:name="P11" style:family="paragraph" style:parent-style-name="Standard">
      <style:text-properties officeooo:paragraph-rsid="00022dbf"/>
    </style:style>
    <style:style style:name="P12" style:family="paragraph" style:parent-style-name="Standard">
      <style:text-properties fo:font-weight="bold" officeooo:rsid="00022dbf" officeooo:paragraph-rsid="00022dbf" style:font-weight-asian="bold" style:font-weight-complex="bold"/>
    </style:style>
    <style:style style:name="P13" style:family="paragraph" style:parent-style-name="Standard">
      <style:text-properties fo:font-weight="bold" officeooo:rsid="0005a392" officeooo:paragraph-rsid="000929ef" style:font-weight-asian="bold" style:font-weight-complex="bold"/>
    </style:style>
    <style:style style:name="P14" style:family="paragraph" style:parent-style-name="Standard">
      <style:text-properties officeooo:paragraph-rsid="000284c1"/>
    </style:style>
    <style:style style:name="P15" style:family="paragraph" style:parent-style-name="Standard">
      <style:text-properties officeooo:rsid="000284c1" officeooo:paragraph-rsid="000284c1"/>
    </style:style>
    <style:style style:name="P16" style:family="paragraph" style:parent-style-name="Standard">
      <style:text-properties officeooo:rsid="00043290" officeooo:paragraph-rsid="00043290"/>
    </style:style>
    <style:style style:name="P17" style:family="paragraph" style:parent-style-name="Standard">
      <style:text-properties officeooo:paragraph-rsid="00043290"/>
    </style:style>
    <style:style style:name="P18" style:family="paragraph" style:parent-style-name="Standard">
      <style:text-properties officeooo:rsid="00054193" officeooo:paragraph-rsid="00054193"/>
    </style:style>
    <style:style style:name="P19" style:family="paragraph" style:parent-style-name="Standard">
      <style:text-properties officeooo:paragraph-rsid="00054193"/>
    </style:style>
    <style:style style:name="P20" style:family="paragraph" style:parent-style-name="Standard">
      <style:text-properties officeooo:rsid="0005a392" officeooo:paragraph-rsid="0005a392"/>
    </style:style>
    <style:style style:name="P21" style:family="paragraph" style:parent-style-name="Standard">
      <style:text-properties officeooo:paragraph-rsid="0005a392"/>
    </style:style>
    <style:style style:name="P22" style:family="paragraph" style:parent-style-name="Standard">
      <style:text-properties fo:color="#ff4000" fo:language="fr" fo:country="FR" officeooo:rsid="0005a392" officeooo:paragraph-rsid="0005a392"/>
    </style:style>
    <style:style style:name="T1" style:family="text">
      <style:text-properties officeooo:rsid="00005531"/>
    </style:style>
    <style:style style:name="T2" style:family="text">
      <style:text-properties fo:color="#158466"/>
    </style:style>
    <style:style style:name="T3" style:family="text">
      <style:text-properties fo:font-weight="normal" style:font-weight-asian="normal" style:font-weight-complex="normal"/>
    </style:style>
    <style:style style:name="T4" style:family="text">
      <style:text-properties fo:language="fr" fo:country="FR"/>
    </style:style>
    <style:style style:name="T5" style:family="text">
      <style:text-properties fo:language="fr" fo:country="FR" fo:font-weight="normal" style:font-weight-asian="normal" style:font-weight-complex="normal"/>
    </style:style>
    <style:style style:name="T6" style:family="text">
      <style:text-properties fo:language="fr" fo:country="FR" fo:font-weight="normal" officeooo:rsid="00021cdf" style:font-weight-asian="normal" style:font-weight-complex="normal"/>
    </style:style>
    <style:style style:name="T7" style:family="text">
      <style:text-properties fo:language="fr" fo:country="FR" fo:font-weight="normal" officeooo:rsid="00022dbf" style:font-weight-asian="normal" style:font-weight-complex="normal"/>
    </style:style>
    <style:style style:name="T8" style:family="text">
      <style:text-properties fo:language="fr" fo:country="FR" fo:font-weight="normal" officeooo:rsid="000284c1" style:font-weight-asian="normal" style:font-weight-complex="normal"/>
    </style:style>
    <style:style style:name="T9" style:family="text">
      <style:text-properties fo:language="fr" fo:country="FR" fo:font-weight="normal" officeooo:rsid="00043290" style:font-weight-asian="normal" style:font-weight-complex="normal"/>
    </style:style>
    <style:style style:name="T10" style:family="text">
      <style:text-properties fo:language="fr" fo:country="FR" fo:font-weight="normal" officeooo:rsid="00054193" style:font-weight-asian="normal" style:font-weight-complex="normal"/>
    </style:style>
    <style:style style:name="T11" style:family="text">
      <style:text-properties fo:language="fr" fo:country="FR" fo:font-weight="normal" officeooo:rsid="0009f5ef" style:font-weight-asian="normal" style:font-weight-complex="normal"/>
    </style:style>
    <style:style style:name="T12" style:family="text">
      <style:text-properties fo:language="fr" fo:country="FR" fo:font-weight="normal" officeooo:rsid="0005a392" style:font-weight-asian="normal" style:font-weight-complex="normal"/>
    </style:style>
    <style:style style:name="T13" style:family="text">
      <style:text-properties fo:language="fr" fo:country="FR" officeooo:rsid="00021cdf"/>
    </style:style>
    <style:style style:name="T14" style:family="text">
      <style:text-properties fo:language="fr" fo:country="FR" officeooo:rsid="000284c1"/>
    </style:style>
    <style:style style:name="T15" style:family="text">
      <style:text-properties fo:language="fr" fo:country="FR" style:text-underline-style="none" fo:font-weight="bold" style:font-weight-asian="bold" style:font-weight-complex="bold"/>
    </style:style>
    <style:style style:name="T16" style:family="text">
      <style:text-properties fo:language="fr" fo:country="FR" fo:font-weight="bold" style:font-weight-asian="bold" style:font-weight-complex="bold"/>
    </style:style>
    <style:style style:name="T17" style:family="text">
      <style:text-properties fo:background-color="#ffff00" loext:char-shading-value="0"/>
    </style:style>
    <style:style style:name="T18" style:family="text">
      <style:text-properties fo:color="#ff4000" fo:language="fr" fo:country="FR" fo:font-weight="normal" officeooo:rsid="00021cdf" style:font-weight-asian="normal" style:font-weight-complex="normal"/>
    </style:style>
    <style:style style:name="T19" style:family="text">
      <style:text-properties officeooo:rsid="0009f5e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cédure de test</text:p>
      <text:p text:style-name="Subtitle">Windbird Fox 1.0.1</text:p>
      <text:p text:style-name="P1"/>
      <text:p text:style-name="P22">En cas d’échec, avant de conclure qu’une carte est défaillante, d’abord faire le test sur plusieurs cartes différentes.</text:p>
      <text:p text:style-name="P1"/>
      <text:p text:style-name="P1"/>
      <text:p text:style-name="P1">Brancher l’alimentation et le port USB du matériel de test.</text:p>
      <text:p text:style-name="P1"/>
      <text:p text:style-name="P22">Attention, la sonde est fragile. Ne pas la faire tomber. Toujours la ranger dans la boite lorsqu’elle n’est pas utilisée</text:p>
      <text:p text:style-name="P1"/>
      <text:p text:style-name="P1">Lancer le programme “PROGRAMME DE TEST” (ou nom similaire) sur le bureau de l’ordinateur.</text:p>
      <text:p text:style-name="P1"/>
      <text:p text:style-name="P1">Si tout va bien, une fenêtre noire s’affiche.</text:p>
      <text:p text:style-name="P1">Si elle apparaît furtivement puis disparaît, c’est qu’il y a un problème au niveau des branchements.</text:p>
      <text:p text:style-name="P1"/>
      <text:p text:style-name="P1"/>
      <text:p text:style-name="P1">Attendre le texte suivant :</text:p>
      <text:p text:style-name="P3">**READY FOR TESTING. PRESS [ENTER] KEY TO START**</text:p>
      <text:p text:style-name="P2"/>
      <text:p text:style-name="P3">À ce moment, le système est prêt pour le démarrage d’un test.</text:p>
      <text:p text:style-name="P3"/>
      <text:p text:style-name="P3">Positionner la sonde sur une carte, en appuyant légèrement pour faire contact. Placer ses doigts de manière à pouvoir appuyer sur le bouton poussoir avec le pouce, <text:s/>à la fin du test.</text:p>
      <text:p text:style-name="P3"/>
      <text:p text:style-name="P3">Une fois prêt, pressez la touche « Entrée » sur l’ordinateur.</text:p>
      <text:p text:style-name="P3"/>
      <text:p text:style-name="P3">Le test commence et devrait prendre une vingtaine de secondes.</text:p>
      <text:p text:style-name="P6"><text:span text:style-name="T6">À la dernière étape, il faudra appuyer sur le bouton de la carte pour le tester, lorsque le message « press the button » s’affichera. Appuyer pendant environ une seconde.</text:span></text:p>
      <text:p text:style-name="P3"/>
      <text:p text:style-name="P3">---- START TESTING ----</text:p>
      <text:p text:style-name="P3">V_bench <text:span text:style-name="T17">[3.56-3.64]</text:span> :<text:tab/>3.59<text:tab/><text:span text:style-name="T2">[OK]</text:span></text:p>
      <text:p text:style-name="P3">V_batprot [3.5-3.7] :<text:tab/>3.52<text:tab/><text:span text:style-name="T2">[OK]</text:span></text:p>
      <text:p text:style-name="P3">V_main [2.4-2.6] :<text:tab/>2.43<text:tab/><text:span text:style-name="T2">[OK]</text:span></text:p>
      <text:p text:style-name="P3">….</text:p>
      <text:p text:style-name="P3">….</text:p>
      <text:p text:style-name="P3">I_standby [0-0.002] :<text:tab/>0.0<text:tab/><text:span text:style-name="T2">[OK]</text:span></text:p>
      <text:p text:style-name="P5">**PRESS THE BUTTON**</text:p>
      <text:p text:style-name="P3">Button <text:tab/>[OK]</text:p>
      <text:p text:style-name="P3">---- FINISHED TESTING ----</text:p>
      <text:p text:style-name="P4"><text:s/></text:p>
      <text:p text:style-name="P3"/>
      <text:p text:style-name="P4"><text:soft-page-break/>Lorsque «l’on a les messages « <text:span text:style-name="T1">---- FINISHED TESTING ---- » </text:span>ou «  Error during the test. Try again », le test est terminé. Il suffit de repositionner la sonde et de presser « Entrée » pour en relancer un suivant.</text:p>
      <text:p text:style-name="P3"/>
      <text:p text:style-name="P6"><text:span text:style-name="T6">Pour chaque mesure, les valeurs limites sont affichées entre crochets. Comme il s’agit d’une première série, j’ai défini ces limites de manière arbitraire. Si le test répond </text:span><text:span text:style-name="T18">[FAIL] </text:span><text:span text:style-name="T6">mais que les valeurs sont très proches des limites, on peut considérer que c’est tout de même bon. Dans ce cas, merci de noter la valeur pour que je puisse ajuster le test.</text:span></text:p>
      <text:p text:style-name="P6"><text:span text:style-name="T6"/></text:p>
      <text:p text:style-name="P12"><text:span text:style-name="T13">E</text:span><text:span text:style-name="T4">n cas d’erreur, ressayer de lancer le test une seconde fois. </text:span><text:span text:style-name="T14">Il se peut que le contact avec la sonde ne soit pas bon ou ait été rompu lors d’un mouvement parasite</text:span></text:p>
      <text:p text:style-name="P6"><text:span text:style-name="T6"/></text:p>
      <text:p text:style-name="P6"><text:span text:style-name="T6"/></text:p>
      <text:h text:style-name="Heading_20_1" text:outline-level="1">Erreurs possibles et significations :</text:h>
      <text:p text:style-name="P7"><text:span text:style-name="T5"/></text:p>
      <text:p text:style-name="P10"><text:span text:style-name="T5">Certaines erreurs sont fatales et interrompent le test. D’autres permettent de continuer.</text:span></text:p>
      <text:p text:style-name="P7"><text:span text:style-name="T5"/></text:p>
      <text:h text:style-name="Heading_20_3" text:outline-level="3">Arduino is not responding / Arduino doesn't answer Hello</text:h>
      <text:p text:style-name="P17"><text:span text:style-name="T9">Problème avec l’interface de test. Fermer le programme, débrancher / rebrancher l’USB puis ressayer.</text:span></text:p>
      <text:p text:style-name="P7"><text:span text:style-name="T5"/></text:p>
      <text:h text:style-name="Heading_20_3" text:outline-level="3">V_bench</text:h>
      <text:p text:style-name="P14"><text:span text:style-name="T7">Tension fournie par l’interface de test. </text:span><text:span text:style-name="T8">Nominal 3.6V. </text:span><text:span text:style-name="T7">Normalement indépendante de la carte à tester. La tension peut éventuellement s’écrouler s’il y a un court-circuit sur la carte.</text:span></text:p>
      <text:p text:style-name="P10"><text:span text:style-name="T7"/></text:p>
      <text:h text:style-name="Heading_20_3" text:outline-level="3">V_batprot</text:h>
      <text:p text:style-name="P10"><text:span text:style-name="T5">Tension </text:span><text:span text:style-name="T8">pile. Nominal 3.6V.</text:span></text:p>
      <text:p text:style-name="P11"><text:span text:style-name="T7">Vérifier </text:span><text:span text:style-name="T8">F1, </text:span><text:span text:style-name="T7">Q1, Q2, R16, R1, R7, Q6, R4, R5, </text:span><text:span text:style-name="T8">Q4, R11</text:span></text:p>
      <text:p text:style-name="P11"><text:span text:style-name="T6"/></text:p>
      <text:h text:style-name="Heading_20_3" text:outline-level="3">V_main</text:h>
      <text:p text:style-name="P15"><text:span text:style-name="T5">Tension système. Nominal 2.5V. Fournie par U1.</text:span></text:p>
      <text:p text:style-name="P15"><text:span text:style-name="T5">Si ≥ 1.8V, vérifier U1.</text:span></text:p>
      <text:p text:style-name="P15"><text:span text:style-name="T5">Si 0 ou très faible, vérifier court-circuit d’un autre composant : U0, C3</text:span></text:p>
      <text:p text:style-name="P8"><text:span text:style-name="T5"/></text:p>
      <text:h text:style-name="Heading_20_3" text:outline-level="3">I_start</text:h>
      <text:p text:style-name="P15"><text:span text:style-name="T5">Courant après démarrage. Nominal <text:s/>&lt;</text:span><text:span text:style-name="T6">0.001 </text:span><text:span text:style-name="T5">A. Peut parfois être plus élevé. Ressayer la mesure plusieurs fois.</text:span></text:p>
      <text:p text:style-name="P15"><text:span text:style-name="T5">Si toujours élevé, il y a </text:span><text:span text:style-name="T9">probablement </text:span><text:span text:style-name="T5">un court-circuit sur la carte.</text:span></text:p>
      <text:p text:style-name="P8"><text:span text:style-name="T5"/></text:p>
      <text:h text:style-name="Heading_20_3" text:outline-level="3">Flash firmware</text:h>
      <text:p text:style-name="P17"><text:span text:style-name="T9">Si échec, soit la connexion avec la sonde est mauvaise, soit il y a un problème sur U0</text:span></text:p>
      <text:p text:style-name="P17"><text:soft-page-break/><text:span text:style-name="T9"/></text:p>
      <text:h text:style-name="Heading_20_3" text:outline-level="3">Windbird is not responding / Windbird doesn't answer Hello</text:h>
      <text:p text:style-name="P17"><text:span text:style-name="T9">Soit la connexion avec la sonde est mauvaise, soit il y a un problème sur U0, </text:span><text:span text:style-name="T10">U4, R2, R15, R14, C8</text:span><text:span text:style-name="T9">.</text:span></text:p>
      <text:p text:style-name="P7"><text:span text:style-name="T5"/></text:p>
      <text:h text:style-name="Heading_20_3" text:outline-level="3">V_aux</text:h>
      <text:p text:style-name="P17"><text:span text:style-name="T9">Alimentation auxiliaire. Nominal = V_main (2.5V). Fournie par U1.</text:span></text:p>
      <text:p text:style-name="P16"><text:span text:style-name="T5">Vérifier V_main, </text:span><text:span text:style-name="T16">U1</text:span></text:p>
      <text:p text:style-name="P16"><text:span text:style-name="T5">Vérifier court-circuit sur U2, C2, U4, C8, R14, R15</text:span></text:p>
      <text:p text:style-name="P7"><text:span text:style-name="T5"/></text:p>
      <text:p text:style-name="P7"><text:span text:style-name="T5"/></text:p>
      <text:h text:style-name="Heading_20_3" text:outline-level="3">ADC V_main</text:h>
      <text:p text:style-name="P16"><text:span text:style-name="T5">Doit être proche de V_main. Ignorer si erreur, mais le noter</text:span></text:p>
      <text:p text:style-name="P16"><text:span text:style-name="T5"/></text:p>
      <text:h text:style-name="Heading_20_3" text:outline-level="3">ADC V_bat</text:h>
      <text:p text:style-name="P16"><text:span text:style-name="T5">Nominal 3.6V</text:span></text:p>
      <text:p text:style-name="P16"><text:span text:style-name="T5">Vérifier V_batprot, R4, R5, U0</text:span></text:p>
      <text:p text:style-name="P16"><text:span text:style-name="T5"/></text:p>
      <text:h text:style-name="Heading_20_3" text:outline-level="3">ADC V_cap</text:h>
      <text:p text:style-name="P16"><text:span text:style-name="T5">Nominal 3.6V</text:span></text:p>
      <text:p text:style-name="P17"><text:span text:style-name="T9">Vérifier V_batprot, R17, R18, U0</text:span></text:p>
      <text:p text:style-name="P7"><text:span text:style-name="T5"/></text:p>
      <text:h text:style-name="Heading_20_3" text:outline-level="3"><text:span text:style-name="T4">I_led / V_led</text:span></text:h>
      <text:p text:style-name="P18"><text:span text:style-name="T10">N</text:span><text:span text:style-name="T5">ominal 0.023 / 1.55</text:span></text:p>
      <text:p text:style-name="P18"><text:span text:style-name="T5">Vérifier V_batprot, </text:span><text:span text:style-name="T15">D1</text:span><text:span text:style-name="T5">, R3, Q3, U0</text:span></text:p>
      <text:p text:style-name="P7"><text:span text:style-name="T5"/></text:p>
      <text:h text:style-name="Heading_20_3" text:outline-level="3">IMU</text:h>
      <text:p text:style-name="P18"><text:span text:style-name="T5">Vérifier V_aux, </text:span><text:span text:style-name="T15">U2</text:span><text:span text:style-name="T5">, R8, R9, C2, U0</text:span></text:p>
      <text:p text:style-name="P7"><text:span text:style-name="T5"/></text:p>
      <text:h text:style-name="Heading_20_3" text:outline-level="3">Pulses</text:h>
      <text:p text:style-name="P18"><text:span text:style-name="T5">Vérifier U0</text:span></text:p>
      <text:p text:style-name="P7"><text:span text:style-name="T5"/></text:p>
      <text:h text:style-name="Heading_20_3" text:outline-level="3">I_radio</text:h>
      <text:p text:style-name="P19"><text:span text:style-name="T10">Intensité pendant émission radio. Nominal </text:span><text:span text:style-name="T6">0.032</text:span><text:span text:style-name="T10">A</text:span></text:p>
      <text:p text:style-name="P18"><text:span text:style-name="T5">Vérifier D2, J3, U0</text:span></text:p>
      <text:p text:style-name="P9"><text:span text:style-name="T5"/></text:p>
      <text:h text:style-name="Heading_20_3" text:outline-level="3">I_gps</text:h>
      <text:p text:style-name="P9"><text:span text:style-name="T10">Nominal </text:span><text:span text:style-name="T5">0.017</text:span><text:span text:style-name="T10">A</text:span></text:p>
      <text:p text:style-name="P18"><text:span text:style-name="T5">Vérifier </text:span><text:span text:style-name="T16">U3</text:span><text:span text:style-name="T5">, Q4, U0, R11, Q5, R12, C6, C7, C5</text:span></text:p>
      <text:p text:style-name="P9"><text:soft-page-break/><text:span text:style-name="T5"/></text:p>
      <text:h text:style-name="Heading_20_3" text:outline-level="3">GPS</text:h>
      <text:p text:style-name="P19"><text:span text:style-name="T10">Vérifier I_gps, U3, U4, U0, R2, R15, R14, C8</text:span></text:p>
      <text:p text:style-name="P19"><text:span text:style-name="T6"/></text:p>
      <text:h text:style-name="Heading_20_3" text:outline-level="3">I_standby</text:h>
      <text:p text:style-name="P18"><text:span text:style-name="T5">Courant en veille. Nominal &gt;0.001A</text:span></text:p>
      <text:p text:style-name="P18"><text:span text:style-name="T5">Ressayer le test. Si persiste, problème sur la carte</text:span></text:p>
      <text:p text:style-name="P18"><text:span text:style-name="T5"/></text:p>
      <text:h text:style-name="Heading_20_3" text:outline-level="3">Button</text:h>
      <text:p text:style-name="P20"><text:span text:style-name="T5">Doit passer [</text:span><text:span text:style-name="T6">OK</text:span><text:span text:style-name="T5">] après un appui sur le bouton (1 sec ou plus).</text:span></text:p>
      <text:p text:style-name="P20"><text:span text:style-name="T5">Vérifier SW1, R10, C4, U0</text:span></text:p>
      <text:p text:style-name="P21"><text:span text:style-name="T12">Si « </text:span><text:span text:style-name="T9">Windbird is not responding » </text:span><text:span text:style-name="T12">à ce moment là, c’est </text:span><text:span text:style-name="T11">que l’on</text:span><text:span text:style-name="T12"> a déconnecté la sonde au moment où l’on a appuyé sur le bouton.</text:span></text:p>
      <text:p text:style-name="P13"><text:span text:style-name="T5">Si ne passe pas OK malgré les appuis, retirer la sonde pour terminer le test (c’était la dernière étap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5a39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7-19T07:52:31.217446342</meta:creation-date>
    <dc:date>2023-07-19T09:08:59.246270934</dc:date>
    <meta:editing-duration>PT10M25S</meta:editing-duration>
    <meta:editing-cycles>3</meta:editing-cycles>
    <meta:generator>LibreOffice/6.4.7.2$Linux_X86_64 LibreOffice_project/40$Build-2</meta:generator>
    <meta:document-statistic meta:table-count="0" meta:image-count="0" meta:object-count="0" meta:page-count="4" meta:paragraph-count="84" meta:word-count="751" meta:character-count="4304" meta:non-whitespace-character-count="3631"/>
  </office:meta>
</office:document-meta>
</file>